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text-align="justify" style:justify-single-word="false"/>
      <style:text-properties fo:font-weight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8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size-complex="10pt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Standard">
      <style:paragraph-properties fo:text-align="center" style:justify-single-word="false"/>
      <style:text-properties fo:text-transform="uppercase" fo:font-weight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text-transform="uppercase"/>
    </style:style>
    <style:style style:name="T3" style:family="text">
      <style:text-properties fo:text-transform="uppercase" fo:font-weight="bold"/>
    </style:style>
    <style:style style:name="T4" style:family="text">
      <style:text-properties fo:text-transform="uppercase" fo:color="#222222" style:font-name="Georgia" fo:font-size="11.25pt" fo:letter-spacing="normal" fo:font-style="normal" fo:font-weight="bold"/>
    </style:style>
    <style:style style:name="T5" style:family="text">
      <style:text-properties fo:color="#222222" fo:background-color="#fff9ee" loext:char-shading-value="0"/>
    </style:style>
    <style:style style:name="T6" style:family="text">
      <style:text-properties style:font-name="times new roman" fo:font-size="12pt"/>
    </style:style>
    <style:style style:name="T7" style:family="text">
      <style:text-properties style:font-name="times new roman" fo:font-size="12pt" fo:font-weight="bold"/>
    </style:style>
    <style:style style:name="T8" style:family="text">
      <style:text-properties fo:font-variant="normal" fo:text-transform="none" fo:color="#222222" style:font-name="Georgia" fo:font-size="11.25pt" fo:letter-spacing="normal" fo:font-style="normal" fo:font-weight="bold"/>
    </style:style>
    <style:style style:name="T9" style:family="text">
      <style:text-properties fo:font-variant="normal" fo:text-transform="none" fo:color="#222222" style:font-name="Georgia" fo:font-size="11.25pt" fo:letter-spacing="normal" fo:font-style="normal" fo:font-weight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background-color="#fff9ee" loext:char-shading-value="0"/>
    </style:style>
    <style:style style:name="T12" style:family="text">
      <style:text-properties fo:font-variant="normal" fo:text-transform="none" fo:color="#222222" fo:letter-spacing="normal" fo:font-style="normal" fo:font-weight="normal"/>
    </style:style>
    <style:style style:name="T13" style:family="text">
      <style:text-properties fo:font-variant="normal" fo:text-transform="none" fo:color="#222222" fo:letter-spacing="normal" fo:font-style="normal" fo:font-weight="bold"/>
    </style:style>
    <style:style style:name="T14" style:family="text">
      <style:text-properties style:font-name="Georgia" fo:font-size="11.25pt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LA EM 26 DE FEVEREIRO DE 2017 – LIÇÃO 9</text:p>
      <text:p text:style-name="P12">(Revista: Editora Betel)</text:p>
      <text:p text:style-name="P9"/>
      <text:p text:style-name="P11">Tema: <text:span text:style-name="T3">A GERAÇÃO QUE FRACASSOU NA TERRA DA PROMESSA</text:span></text:p>
      <text:p text:style-name="P9"/>
      <text:p text:style-name="P9">Texto Áureo: <text:span text:style-name="T1">Ec 1.4</text:span></text:p>
      <text:p text:style-name="P13">  </text:p>
      <text:p text:style-name="P10">INTRODUÇÃO</text:p>
      <text:p text:style-name="P9">- Querido(a) professor(a), nesta lição busque comparar a nossa luta para chegar ao céu com a luta da geração de José para conquistar a Terra Prometida, e como a geração seguinte deixou de lado aquela coragem.</text:p>
      <text:p text:style-name="P9">- “<text:span text:style-name="T1">curta demais para tudo realizar”</text:span>, por isso não podemos ficar perdendo tempo com coisas inúteis, discussões, brigas e atividades que acrescentam nada na obra de Deus.</text:p>
      <text:p text:style-name="P9">- “<text:span text:style-name="T1">cada uma depende da outra para concluí-lo”</text:span>, além de não perdermos tempo, precisamos manter a unidade entre as gerações, essas se encontram na igreja. Dentro da congregação tem vários grupos, crianças, jovens e adultos, são gerações diferentes dependentes entre si.    </text:p>
      <text:p text:style-name="P9"><text:soft-page-break/>__________________________________________</text:p>
      <text:p text:style-name="P10">1. <text:span text:style-name="T2">FIDELIDADE DE UM E O SUCESSO DE OUTRO</text:span></text:p>
      <text:p text:style-name="P9"><text:span text:style-name="T1">- “A geração pós-Josué jamais compreendeu”</text:span>, notamos que a geração que veio depois de Josué não possuía um líder a altura dele, por isso tem se discutido muito acerca da necessidade de se preparar líderes para a geração futura.</text:p>
      <text:p text:style-name="P14"><text:line-break/><text:span text:style-name="T8">1.1. Os desafios de nossa geração.</text:span><text:line-break/><text:span text:style-name="T9">- </text:span><text:span text:style-name="T10">“</text:span><text:span text:style-name="T8">mudanças de nossa geração que passa, outra surge com novos desafios”</text:span><text:span text:style-name="T9">, são mudanças tecnológicas e de comportamento social. Cada dia tem se tornado mais comum e aceitável coisas que até pouco tempo era abominável aos olhos da sociedade.</text:span></text:p>
      <text:p text:style-name="P9">- “<text:span text:style-name="T1">aprovam os casamentos de pessoas do mesmo sexo”</text:span>, em alguns países que não aprovam esse tipo de casamento, alguns homossexuais tem conseguido na justiça os benefícios como se casados fossem.</text:p>
      <text:p text:style-name="P9">- “<text:span text:style-name="T1">entre jovens e não-casados era visto como desonroso”</text:span>, um período em que se preservava a virgindade, atualmente é visto como algo retrógrado e sem valor. Novelas como a “Malhação” colocam o tempo todo, jovens falando sobre experiências de relação <text:soft-page-break/>sexual, como sendo algo absolutamente normal.</text:p>
      <text:p text:style-name="P9"/>
      <text:p text:style-name="P14"><text:span text:style-name="T8">1.2. Cada geração nasce com uma responsabilidade.</text:span><text:line-break/><text:span text:style-name="T8">- “a seguinte geração pouco herdou da herança espiritual”</text:span><text:span text:style-name="T9">, voltamos a lembrar a falta de se ter preparado um líder para o futuro assim como Josué foi aprendendo ao lado de Moisés. Notamos que Josué não prepara ninguém e isso influenciou toda uma geração.</text:span><text:line-break/><text:span text:style-name="T9">- </text:span><text:span text:style-name="T10">“</text:span><text:span text:style-name="T8">houve muitas conquistas, mas não todas”</text:span><text:span text:style-name="T9">, quer dizer que Josué não conseguiu conquistar toda a terra que o Senhor havia dado a eles.</text:span><text:line-break/><text:span text:style-name="T9">- </text:span><text:span text:style-name="T10">“</text:span><text:span text:style-name="T8">morreu também seu legado”</text:span><text:span text:style-name="T9">, legado é aquilo que é deixado após a morte ou saída de alguém. Quando os filhos não seguem os mesmos passos de seus pais, tudo o que eles deixam são jogados para escanteio.</text:span><text:line-break/><text:span text:style-name="T9">O legado da geração de Josué é a fé e a obediência.</text:span><text:line-break/><text:line-break/><text:span text:style-name="T8">1.3.</text:span><text:span text:style-name="T11"> </text:span><text:span text:style-name="T8">Toda geração possui uma missão.</text:span></text:p>
      <text:p text:style-name="P9"><text:span text:style-name="T1">- “a minha propriedade peculiar”</text:span>, seria pertencer a Deus. Essa promessa foi feita por Deus a seu povo. Nós recebemos de Deus essa promessa para nossas vidas.</text:p>
      <text:p text:style-name="P9"><text:soft-page-break/>- “<text:span text:style-name="T1">reino sacerdotal e povo santo”</text:span>, sacerdote era aquele por quem as pessoas consultavam a Deus. A nação de Israel deveria ser o povo a quem as outras nações viriam para consultarem o Senhor.</text:p>
      <text:p text:style-name="P10">_____________________________________________</text:p>
      <text:p text:style-name="P14"><text:span text:style-name="T8">2.</text:span><text:span text:style-name="T4">  POR QUE FRACASSA UMA GERAÇÃO?</text:span><text:line-break/><text:span text:style-name="T4">-</text:span><text:span text:style-name="T8"> “sem achar que deveria conhecê-Lo”</text:span><text:span text:style-name="T9">, assim caminham muitos nas igrejas, tomam Santa Ceia, porém sem conhecer o Senhor dos Exércitos.</text:span></text:p>
      <text:p text:style-name="P10"/>
      <text:p text:style-name="P10">2.1. Viver sem comunhão com Deus.</text:p>
      <text:p text:style-name="P9"><text:span text:style-name="T1">- “nasceu livre, em uma terra abundante”</text:span>, a tranquilidade demasiada pode causar a acomodação.</text:p>
      <text:p text:style-name="P9">- “<text:span text:style-name="T1">experiências significativas com Deus”</text:span>, ninguém pode afirmar que conhece alguém sem ter passado experiências com essa pessoa, assim também funciona com o Senhor, só se conhece Deus de verdade se viver uma vida devocional com Ele.</text:p>
      <text:p text:style-name="P9">- “<text:span text:style-name="T1">consciência de sua necessidade de Deus”</text:span>, significa reconhecer que precisa de Deus, mais do que tudo.</text:p>
      <text:p text:style-name="P15"><text:span text:style-name="T12">- “</text:span><text:span text:style-name="T13">não precisavam tanto de Deus quanto seus pais precisaram”</text:span><text:span text:style-name="T12">, é um engano achar que os outros precisam mais de Deus do que nós. Todos precisam de </text:span><text:soft-page-break/><text:span text:style-name="T12">Deus do mesmo jeito.</text:span><text:line-break/></text:p>
      <text:p text:style-name="P10">2.2. Viver sem compromisso.</text:p>
      <text:p text:style-name="P9">- “<text:span text:style-name="T1">para os próprios deleites empobrece a nossa existência”</text:span>, a nossa existência se torna especial quando ela beneficia outros, quem luta só por si não marca o seu tempo e não será lembrado depois.</text:p>
      <text:p text:style-name="P9">- “<text:span text:style-name="T1">criticar ou desfazer o que foi feito antes”</text:span>, aqui se refere às obras que os antepassados fizeram antes de nós, uma obra semelhante aos servos de Deus da época de Josué.</text:p>
      <text:p text:style-name="P9">- “<text:span text:style-name="T1">dar continuidade e seguir adiante com o plano”</text:span>, se refere ao plano de conquista da Terra Prometida, a geração que veio depois de Josué deveria ter dado continuidade ao projeto de conquista da terra. Assim também nós temos que dar continuidade em conquistar a nossa Terra Prometida, o céu.</text:p>
      <text:p text:style-name="P9">- “<text:span text:style-name="T1">preparando outras gerações”</text:span>, aqui está a chave que faltou na geração de Josué, preparo da geração seguinte. Eles estão entre nós, são os jovens de hoje, os adolescentes.</text:p>
      <text:p text:style-name="P9"/>
      <text:p text:style-name="P10">2.3. Viver sem conhecer a Deus é desperdiçar a própria vida.</text:p>
      <text:p text:style-name="P9"><text:soft-page-break/><text:span text:style-name="T1">- “pois seus pais eram seus espelhos”</text:span>, eles tinham neles o exemplo do que acontece quando saímos da direção de Deus, dessa forma tinham mais chance de sucesso.</text:p>
      <text:p text:style-name="P9">- “<text:span text:style-name="T1">O conhecimento de Deus”</text:span>, isso pode acontecer dentro de casa, quando um pai alcança uma intimidade com Deus ele deixa como legado para o filhos o conhecimento do caminho que leva até a Deus, cabe ao filho trilhar.</text:p>
      <text:p text:style-name="P9">- “<text:span text:style-name="T1">famílias inteiras estão sendo dizimadas”</text:span>, o sistema mundano destrói casamentos, pois ele promove o sensualismo e a busca desenfreada por dinheiro.</text:p>
      <text:p text:style-name="P9">- “<text:span text:style-name="T1">O conhecimento de Deus vai além de saber que Ele existe”</text:span>, é adquirir intimidade, viver experiências com o Criador, seguir Sua orientação, andar nos seus caminhos através da Sua Palavra.</text:p>
      <text:p text:style-name="P9">________________________________________</text:p>
      <text:p text:style-name="P10">3.<text:span text:style-name="T2"> UMA GERAÇÃO PODE AFETAR A OUTRA</text:span></text:p>
      <text:p text:style-name="P9"><text:span text:style-name="T1">- “Problemas, somente isso”</text:span>, assim está ocorrendo com as reservas naturais do planeta, a geração atual está deixando um problemão para o futuro.</text:p>
      <text:p text:style-name="P9">- “<text:span text:style-name="T1">enviava um libertador a cada período de tempo”</text:span>, toda vez que eles clamavam a Deus o Senhor mandava o libertador.</text:p>
      <text:p text:style-name="P9"><text:soft-page-break/></text:p>
      <text:p text:style-name="P10">3.1. Sem legado só restarão ruínas.</text:p>
      <text:p text:style-name="P9"><text:span text:style-name="T1">- “fizeram parte do DNA da geração da época dos juízes”</text:span>, quer dizer que receberam como herança o descompromisso com a benção de Deus.</text:p>
      <text:p text:style-name="P9">- “<text:span text:style-name="T1">hoje não passam de lembranças”</text:span>, quem desenvolve um trabalho importante deve preparar os que darão continuidade.</text:p>
      <text:p text:style-name="P9">- “<text:span text:style-name="T1">mercados, museus e até ferrovias”</text:span>, se refere às igrejas centenárias da Europa, onde muitas que não ficaram em ruínas foram vendidas e se tornaram em estabelecimentos para outras práticas.</text:p>
      <text:p text:style-name="P9"/>
      <text:p text:style-name="P10">3.2. Povo sem sucessão é povo sem sucesso.</text:p>
      <text:p text:style-name="P9"><text:span text:style-name="T1">- “recebeu uma capacitação da parte de Moisés”</text:span>, ele andava sempre ao lado de Moisés aprendendo das suas experiências e adquirindo a capacidade de liderar.</text:p>
      <text:p text:style-name="P9">- “<text:span text:style-name="T1">não há registros de ter preparado outro”</text:span>, quando lemos Josué não lemos sobre ninguém o acompanhando como ele acompanhou Moisés. Quando ele morreu o povo ficou sem um chefe.</text:p>
      <text:p text:style-name="P9">- “<text:span text:style-name="T1">cada um fazia o que parecia reto aos seus olhos”</text:span>, nós sabemos muito bem o problema que isso deu, quando alguém não <text:soft-page-break/>está debaixo da autoridade de um líder, começa a fazer o que acha melhor e como o coração do homem é enganoso essa pessoa cai em muitos erros.</text:p>
      <text:p text:style-name="P9"/>
      <text:p text:style-name="P10">3.3. Povo sem herança espiritual é povo sem perspectiva.</text:p>
      <text:p text:style-name="P9">- “<text:span text:style-name="T1">até os seus libertadores eram oscilantes”</text:span>, até os que Deus levantava para libertar o povo tinham problemas em se firmar na fé, um exemplo disso foi Sansão.</text:p>
      <text:p text:style-name="P9">- “<text:span text:style-name="T1">quando morria um juiz o povo caia na mesma desgraça”</text:span>, esse tempo nos mostra que o povo não pode ficar sem um líder espiritual, por isso somos contra o movimento dos crentes desigrejados que tem crescido muito no nosso país e até fora dele.</text:p>
      <text:p text:style-name="P9">- “<text:span text:style-name="T1">mas quem é o Senhor que o salvou”</text:span>, na atualidade os crentes buscam as bênçãos de Deus e só reconhecem que Deus está presente em algo se ocorrer alguma maravilha, isso porque ignoram o conhecimento de Deus. Querem um Deus que dá e não um Deus que é.</text:p>
      <text:p text:style-name="P9"/>
      <text:p text:style-name="P10">CONCLUSÃO</text:p>
      <text:p text:style-name="P9">- “<text:span text:style-name="T1">porque deixou o Senhor e serviu a deuses estranhos”</text:span>, e fizeram isso várias vezes até se findar o tempo dos juízes e continuaram fazendo no período dos reis até o <text:soft-page-break/>cativeiro. Só o cativeiro lhes ensinou o que significa estar afastado de Deus.</text:p>
      <text:p text:style-name="P9">- “<text:span text:style-name="T1">mesmo estando no lugar em que Deus nos colocou”</text:span>, um exemplo bíblico para essa afirmação é esse versículo:</text:p>
      <text:p text:style-name="P13">“<text:span text:style-name="T14">Aquele, pois, que cuida estar em pé, olhe não caia.” 1 Co 10.12</text:span></text:p>
      <text:p text:style-name="P9">- Faça o resumo para a revisão e corrija o questionário.</text:p>
      <text:p text:style-name="P9"/>
      <text:p text:style-name="P10">QUESTIONÁRIO</text:p>
      <text:p text:style-name="P9"/>
      <text:p text:style-name="P10">1. O que empobrece a nossa existência?</text:p>
      <text:p text:style-name="P9">R: Viver apenas para si e para os próprios deleites (Jo 4.36-38).</text:p>
      <text:p text:style-name="P9"/>
      <text:p text:style-name="P10">2. O que pode frear o mal?</text:p>
      <text:p text:style-name="P9">R: Um retorno à Palavra de Deus (Os 4.6).</text:p>
      <text:p text:style-name="P9"/>
      <text:p text:style-name="P10">3. O que fez parte do DNA da geração dos juízes?</text:p>
      <text:p text:style-name="P9">R: O descompromisso e a insensatez (Lm 5.7, 17).</text:p>
      <text:p text:style-name="P9"/>
      <text:p text:style-name="P10">4. O que Josué não preparou?</text:p>
      <text:p text:style-name="P9">R: Nenhum outro líder para dar seguimento à obra que realizava (Dt 34.9).</text:p>
      <text:p text:style-name="P9"/>
      <text:p text:style-name="P10"><text:soft-page-break/>5. Qual a primeira grande tarefa de um salvo?</text:p>
      <text:p text:style-name="P9">R: Conhecer quem é o Senhor que o salvou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3-04T15:37:39.639688400</dc:date>
    <meta:editing-duration>PT9M16S</meta:editing-duration>
    <meta:editing-cycles>6</meta:editing-cycles>
    <meta:generator>LibreOffice/5.2.5.1$Linux_X86_64 LibreOffice_project/20m0$Build-1</meta:generator>
    <meta:document-statistic meta:table-count="0" meta:image-count="0" meta:object-count="0" meta:page-count="10" meta:paragraph-count="67" meta:word-count="1461" meta:character-count="8494" meta:non-whitespace-character-count="7088"/>
  </office:meta>
</office:document-meta>
</file>